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34in" fo:margin-left="-0.009in" fo:margin-right="0in" table:align="margins" style:writing-mode="lr-tb"/>
    </style:style>
    <style:style style:name="Table3.A" style:family="table-column">
      <style:table-column-properties style:column-width="1.5201in" style:rel-column-width="14365*"/>
    </style:style>
    <style:style style:name="Table3.B" style:family="table-column">
      <style:table-column-properties style:column-width="0.9361in" style:rel-column-width="8849*"/>
    </style:style>
    <style:style style:name="Table3.C" style:family="table-column">
      <style:table-column-properties style:column-width="0.3521in" style:rel-column-width="3327*"/>
    </style:style>
    <style:style style:name="Table3.D" style:family="table-column">
      <style:table-column-properties style:column-width="0.4146in" style:rel-column-width="3921*"/>
    </style:style>
    <style:style style:name="Table3.E" style:family="table-column">
      <style:table-column-properties style:column-width="0.8028in" style:rel-column-width="7586*"/>
    </style:style>
    <style:style style:name="Table3.F" style:family="table-column">
      <style:table-column-properties style:column-width="0.6972in" style:rel-column-width="6591*"/>
    </style:style>
    <style:style style:name="Table3.G" style:family="table-column">
      <style:table-column-properties style:column-width="0.4368in" style:rel-column-width="4127*"/>
    </style:style>
    <style:style style:name="Table3.H" style:family="table-column">
      <style:table-column-properties style:column-width="0.1889in" style:rel-column-width="1788*"/>
    </style:style>
    <style:style style:name="Table3.I" style:family="table-column">
      <style:table-column-properties style:column-width="1.5854in" style:rel-column-width="14981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2639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3" style:family="table-row">
      <style:table-row-properties style:min-row-height="0.266in" style:keep-together="true" fo:keep-together="auto"/>
    </style:style>
    <style:style style:name="Table3.4" style:family="table-row">
      <style:table-row-properties style:min-row-height="0.1264in" style:keep-together="true" fo:keep-together="auto"/>
    </style:style>
    <style:style style:name="Table3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8" style:family="table-row">
      <style:table-row-properties style:min-row-height="0.1951in" style:keep-together="true" fo:keep-together="auto"/>
    </style:style>
    <style:style style:name="Table3.9" style:family="table-row">
      <style:table-row-properties style:min-row-height="0.1438in" style:keep-together="true" fo:keep-together="auto"/>
    </style:style>
    <style:style style:name="Table3.B9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12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6986in" style:keep-together="true" fo:keep-together="auto"/>
    </style:style>
    <style:style style:name="Table3.B16" style:family="table-cell">
      <style:table-cell-properties style:vertical-align="top" fo:padding="0.0382in" fo:border-left="0.0007in solid #000000" fo:border-right="0.0007in solid #000000" fo:border-top="none" fo:border-bottom="none" style:writing-mode="lr-tb"/>
    </style:style>
    <style:style style:name="Table3.17" style:family="table-row">
      <style:table-row-properties style:min-row-height="0.4167in" style:keep-together="true" fo:keep-together="auto"/>
    </style:style>
    <style:style style:name="Table3.I17" style:family="table-cell">
      <style:table-cell-properties style:vertical-align="top" fo:padding="0.0382in" fo:border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4" style:family="paragraph" style:parent-style-name="Section_20_Header">
      <style:text-properties fo:language="zxx" fo:country="none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T1" style:family="text">
      <style:text-properties style:language-asian="zxx" style:country-asian="none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ta" style:country-complex="IN"/>
    </style:style>
    <style:style style:name="T5" style:family="text">
      <style:text-properties style:language-asian="si" style:country-asian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style:language-complex="zxx" style:country-complex="none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complex="Sri Tamil"/>
    </style:style>
    <style:style style:name="T11" style:family="text">
      <style:text-properties style:font-name-complex="Sri Tamil" style:language-complex="ta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මරණයක් ලියාපදිංචි කිරීම සදහා විස්තර ලද බව තහවුරු කිරිමේ රිසිට් පත </text:p>
      <text:p text:style-name="P11"><text:span text:style-name="T9">இ</text:span><text:span text:style-name="T6">றப்</text:span>பொன்றைப்<text:span text:style-name="T6"> </text:span>பதிவு செய்வதற்கான தகவல் கிடைத்தமையை உறுதிப்படுத்தும் பற்றுச்சீட்டு </text:p>
      <text:p text:style-name="P3">‘Declaration of Death’ acknowledgment <text:s/>slip 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"><text:span text:style-name="T2">අනුක්‍රමික අංකය</text:span><text:span text:style-name="T3"> හා දිනය</text:span></text:p>
            <text:p text:style-name="P9">தொடா் இலக்க<text:span text:style-name="T9">மும் திகதியும்</text:span></text:p>
            <text:p text:style-name="P1">Serial Number <text:span text:style-name="T5">and Date</text:span></text:p>
          </table:table-cell>
          <table:table-cell table:style-name="Table3.B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">දිස්ත්‍රික්කය / <text:span text:style-name="T10">மாவட்டம்</text:span> / District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2" office:value-type="string">
            <text:p text:style-name="P1">ලියාපදිංචි කිරීමේ කොට්ඨාශය / </text:p>
            <text:p text:style-name="P1"><text:span text:style-name="T11">பதிவுப் </text:span><text:span text:style-name="T10">பிரிவு</text:span> / </text:p>
            <text:p text:style-name="P1">Registration Division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">අනන්‍යතා අංකය </text:p>
            <text:p text:style-name="P7">இறந்தவரின் தனிநபா் அடையாள எண் </text:p>
            <text:p text:style-name="P1">PIN <text:s/>of departed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P2">මරණයට පත් වූ පුද්ගලයාගේ නම</text:p>
            <text:p text:style-name="P9"><text:span text:style-name="T4">இறந்தவரின் </text:span><text:span text:style-name="T1"><text:s/></text:span><text:span text:style-name="T2">பெயர்</text:span></text:p>
            <text:p text:style-name="P1">Name of person departed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2">මරණය සිදුවූ දිනය</text:p>
            <text:p text:style-name="P6"><text:span text:style-name="T9">இ</text:span>றந்த திகதி</text:p>
            <text:p text:style-name="P2">Date of Death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><text:span text:style-name="T2">වයස</text:span><text:span text:style-name="T6"> </text:span></text:p>
            <text:p text:style-name="P6">வயது</text:p>
            <text:p text:style-name="P1">Age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ස්ත්‍රී පුරුෂ භාවය</text:p>
            <text:p text:style-name="P6">பால்</text:p>
            <text:p text:style-name="P1">Gender <text:s/>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ජාතිය</text:p>
            <text:p text:style-name="P6">இனம்</text:p>
            <text:p text:style-name="P2">Race</text:p>
          </table:table-cell>
          <table:table-cell table:style-name="Table3.B4" table:number-columns-spanned="2" office:value-type="string">
            <text:p text:style-name="P1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2">මරණය සිදුවූ </text:span><text:s/>ස්ථානය</text:p>
            <text:p text:style-name="P6"><text:span text:style-name="T9">இ</text:span>றந்த இடம்</text:p>
            <text:p text:style-name="P1">Place of death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1">මරණයට හේතුව</text:p>
            <text:p text:style-name="P6">மரணத்திற்கான காரணம்</text:p>
            <text:p text:style-name="P2">Cause of death</text:p>
            <text:p text:style-name="P2"/>
          </table:table-cell>
          <table:table-cell table:style-name="Table3.B4" table:number-columns-spanned="8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2" table:number-rows-spanned="4" office:value-type="string">
            <text:p text:style-name="P2">ප්‍රකාශකයාගේ නම</text:p>
            <text:p text:style-name="P6"><text:span text:style-name="T9">பிரதிக்கினையாளரின் </text:span><text:s/>பெயர்</text:p>
            <text:p text:style-name="P1">Declarant's Name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2" table:number-rows-spanned="2" office:value-type="string">
            <text:p text:style-name="P2">තොරතුරු වාර්තා කරන්නාගේ නම, </text:p>
            <text:p text:style-name="P1">අත්සන හා නිල මුද්‍රාව</text:p>
            <text:p text:style-name="P6"><text:span text:style-name="T6">தகவல் கொடுப்பவரின் பெயர்</text:span><text:span text:style-name="T8">, </text:span><text:span text:style-name="T6">கையொப்பம்</text:span><text:span text:style-name="T8">, </text:span></text:p>
            <text:p text:style-name="P6"><text:span text:style-name="T6">அலுவலக முத்திரை </text:span><text:span text:style-name="T8">(</text:span><text:span text:style-name="T6">இருத்தால்</text:span><text:span text:style-name="T8">)</text:span></text:p>
            <text:p text:style-name="P1">Name, Signature &amp; Official Seal </text:p>
            <text:p text:style-name="P1">of the Notifying Authority</text:p>
            <text:p text:style-name="P1"/>
            <text:p text:style-name="P1"/>
            <text:p text:style-name="P1"/>
          </table:table-cell>
          <table:table-cell table:style-name="Table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covered-table-cell/>
          <table:table-cell table:style-name="Table3.B9" table:number-columns-spanned="7" office:value-type="string"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7" office:value-type="string">
            <text:p text:style-name="P1">දිනය</text:p>
            <text:p text:style-name="P8">திகதி </text:p>
            <text:p text:style-name="P1">D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8:00</meta:creation-date>
    <dc:date>2010-09-28T15:08:43</dc:date>
    <meta:editing-duration>PT00H07M12S</meta:editing-duration>
    <meta:editing-cycles>4</meta:editing-cycles>
    <meta:generator>OpenOffice.org/3.2$Unix OpenOffice.org_project/320m12$Build-9483</meta:generator>
    <meta:document-statistic meta:table-count="1" meta:image-count="0" meta:object-count="0" meta:page-count="1" meta:paragraph-count="46" meta:word-count="141" meta:character-count="910"/>
    <dc:creator>Asankha Perera</dc:creator>
  </office:meta>
</office:document-meta>
</file>